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 Semibold" fo:font-size="15pt" fo:font-style="italic" style:font-size-asian="15pt" style:font-style-asian="italic" style:font-size-complex="15pt" style:font-style-complex="italic"/>
    </style:style>
    <style:style style:name="P5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15pt" style:font-size-asian="15pt" style:font-size-complex="15pt"/>
    </style:style>
    <style:style style:name="T6" style:family="text">
      <style:text-properties style:font-name="Segoe UI Semibold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2cm" svg:x="1.524cm" svg:y="0.762cm">
          <draw:text-box>
            <text:p text:style-name="P1"><text:span text:style-name="T1">Gospel Reading</text:span></text:p>
            <text:p text:style-name="P1"><text:span text:style-name="T2">Luke 24:13–3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638cm" svg:height="7.766cm" svg:x="1.524cm" svg:y="0.762cm">
          <draw:text-box>
            <text:p><text:span text:style-name="T3">13</text:span><text:span text:style-name="T4">That very day two of them were going to a village named Emmaus, about seven miles from Jerusalem, </text:span><text:span text:style-name="T3">14</text:span><text:span text:style-name="T4">and they were talking with each other about all these things that had happen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638cm" svg:height="6.263cm" svg:x="1.524cm" svg:y="0.762cm">
          <draw:text-box>
            <text:p><text:span text:style-name="T3">15</text:span><text:span text:style-name="T4">While they were talking and discussing together, Jesus himself drew near and went with them. </text:span><text:span text:style-name="T3">16</text:span><text:span text:style-name="T4">But their eyes were kept from recognizing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5.146cm" svg:height="5.08cm" svg:x="1.27cm" svg:y="0.762cm">
          <draw:text-box>
            <text:p><text:span text:style-name="T3">17</text:span><text:span text:style-name="T4">And he said to them, “What is this conversation that you are holding with each other as you walk?”</text:span><text:span text:style-name="T5"> </text:span><text:span text:style-name="T4">And they stood still, looking s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25.146cm" svg:height="6.263cm" svg:x="1.27cm" svg:y="0.762cm">
          <draw:text-box>
            <text:p><text:span text:style-name="T3">18</text:span><text:span text:style-name="T4">Then one of them, named Cleopas, answered him, “Are you the only visitor to Jerusalem who does not know the things that have happened there in these days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2" draw:layer="layout" svg:width="25.146cm" svg:height="6.35cm" svg:x="1.27cm" svg:y="0.762cm">
          <draw:text-box>
            <text:p><text:span text:style-name="T3">19</text:span><text:span text:style-name="T4">And he said to them, “What things?” And they said to him, “Concerning Jesus of Nazareth, a man who was a prophet mighty in deed and word before God and all the peopl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2" draw:layer="layout" svg:width="25.146cm" svg:height="7.766cm" svg:x="1.27cm" svg:y="0.762cm">
          <draw:text-box>
            <text:p><text:span text:style-name="T3">20</text:span><text:span text:style-name="T4">and how our chief priests and rulers delivered him up to be condemned to death, and crucified him. </text:span><text:span text:style-name="T3">21</text:span><text:span text:style-name="T4">But we had hoped that he was the one to redeem Israel. Yes, and besides all this, it is now the third day since these things happened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2" draw:layer="layout" svg:width="25.146cm" svg:height="7.874cm" svg:x="1.27cm" svg:y="0.762cm">
          <draw:text-box>
            <text:p><text:span text:style-name="T3">22</text:span><text:span text:style-name="T4">Moreover, some women of our company amazed us. They were at the tomb early in the morning, </text:span><text:span text:style-name="T3">23</text:span><text:span text:style-name="T4">and when they did not find his body, they came back saying that they had even seen a vision of angels, who said that he was alive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2" draw:layer="layout" svg:width="25.146cm" svg:height="7.874cm" svg:x="1.27cm" svg:y="0.762cm">
          <draw:text-box>
            <text:p><text:span text:style-name="T3">24</text:span><text:span text:style-name="T4">Some of those who were with us went to the tomb and found it just as the women had said, but him they did not see.” </text:span><text:span text:style-name="T3">25</text:span><text:span text:style-name="T4">And he said to them, “O foolish ones, and slow of heart to believe all that the prophets have spoke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2" draw:layer="layout" svg:width="25.4cm" svg:height="7.766cm" svg:x="1.27cm" svg:y="0.762cm">
          <draw:text-box>
            <text:p><text:span text:style-name="T3">26</text:span><text:span text:style-name="T4">Was it not necessary that the Christ should suffer these things and enter into his glory?” </text:span><text:span text:style-name="T3">27</text:span><text:span text:style-name="T4">And beginning with Moses and all the Prophets, he interpreted to them in all the Scriptures the things concerning himself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2" draw:layer="layout" svg:width="25.4cm" svg:height="7.766cm" svg:x="1.27cm" svg:y="0.762cm">
          <draw:text-box>
            <text:p><text:span text:style-name="T3">28</text:span><text:span text:style-name="T4">So they drew near to the village to which they were going. He acted as if he were going farther, </text:span><text:span text:style-name="T3">29</text:span><text:span text:style-name="T4">but they urged him strongly, saying, “Stay with us, for it is toward evening and the day is now far spent.”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" draw:text-style-name="P4" draw:layer="layout" svg:width="25.4cm" svg:height="8.128cm" svg:x="1.27cm" svg:y="0.762cm">
          <draw:text-box>
            <text:p><text:span text:style-name="T4">So he went in to stay with them. </text:span><text:span text:style-name="T3">30</text:span><text:span text:style-name="T4">When he was at table with them, he took the bread and blessed and broke it and gave it to them. </text:span><text:span text:style-name="T3">31</text:span><text:span text:style-name="T4">And their eyes were opened, and they recognized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9" draw:text-style-name="P2" draw:layer="layout" svg:width="25.4cm" svg:height="6.858cm" svg:x="1.27cm" svg:y="0.762cm">
          <draw:text-box>
            <text:p><text:span text:style-name="T4">And he vanished from their sight. </text:span><text:span text:style-name="T3">32</text:span><text:span text:style-name="T4">They said to each other, “Did not our hearts burn within us while he talked to us on the road, while he opened to us the Scriptures?”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3" draw:text-style-name="P5" draw:layer="layout" svg:width="25.4cm" svg:height="7.766cm" svg:x="1.27cm" svg:y="0.762cm">
          <draw:text-box>
            <text:p><text:span text:style-name="T3">33</text:span><text:span text:style-name="T4">And they rose that same hour and returned to Jerusalem. And they found the eleven and those who were with them gathered together, </text:span><text:span text:style-name="T3">34</text:span><text:span text:style-name="T4">saying, “The Lord has risen indeed, and has appeared to Simon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0" draw:text-style-name="P5" draw:layer="layout" svg:width="25.4cm" svg:height="4.826cm" svg:x="1.27cm" svg:y="0.762cm">
          <draw:text-box>
            <text:p><text:span text:style-name="T3">35</text:span><text:span text:style-name="T4">Then they told what had happened on the road, and how he was known to them in the breaking of the bre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6T20:22:56.250000000</meta:creation-date>
    <dc:date>2017-04-28T09:40:58.806000000</dc:date>
    <meta:editing-duration>PT11M8S</meta:editing-duration>
    <meta:editing-cycles>5</meta:editing-cycles>
    <meta:generator>LibreOffice/5.2.6.2$Windows_X86_64 LibreOffice_project/a3100ed2409ebf1c212f5048fbe377c281438fdc</meta:generator>
    <meta:document-statistic meta:object-count="66"/>
  </office:meta>
</office:document-meta>
</file>